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/>
    </style:style>
    <style:style style:name="P2" style:family="paragraph" style:parent-style-name="Standard">
      <style:text-properties fo:color="#000000" style:font-name="Consolas" fo:font-size="9.5pt" style:font-size-asian="9.5pt"/>
    </style:style>
    <style:style style:name="P3" style:family="paragraph" style:parent-style-name="Standard">
      <style:text-properties fo:color="#000000" style:font-name="Consolas" fo:font-size="9.5pt" officeooo:rsid="0000c411" officeooo:paragraph-rsid="00025029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paragraph-rsid="00025029" fo:background-color="#ffffff" style:font-size-asian="9.5pt"/>
    </style:style>
    <style:style style:name="P5" style:family="paragraph" style:parent-style-name="Standard">
      <style:text-properties fo:color="#0000ff" style:font-name="Consolas" fo:font-size="9.5pt" officeooo:paragraph-rsid="00025029" fo:background-color="#ffffff" style:font-size-asian="9.5pt"/>
    </style:style>
    <style:style style:name="P6" style:family="paragraph" style:parent-style-name="Standard">
      <style:text-properties fo:color="#008000" style:font-name="Consolas" fo:font-size="9.5pt" officeooo:paragraph-rsid="00025029" fo:background-color="#ffffff" style:font-size-asian="9.5pt"/>
    </style:style>
    <style:style style:name="P7" style:family="paragraph" style:parent-style-name="Standard">
      <style:text-properties officeooo:rsid="0000c411" officeooo:paragraph-rsid="00025029"/>
    </style:style>
    <style:style style:name="P8" style:family="paragraph" style:parent-style-name="Standard">
      <style:text-properties officeooo:paragraph-rsid="00025029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00" style:font-name="Consolas" fo:font-size="9.5pt" style:font-size-asian="9.5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00c411" fo:background-color="#ffffff" loext:char-shading-value="0" style:font-size-asian="9.5pt"/>
    </style:style>
    <style:style style:name="T6" style:family="text">
      <style:text-properties fo:color="#2b91af" style:font-name="Consolas" fo:font-size="9.5pt" style:font-size-asian="9.5pt"/>
    </style:style>
    <style:style style:name="T7" style:family="text">
      <style:text-properties fo:color="#2b91af" style:font-name="Consolas" fo:font-size="9.5pt" fo:background-color="#ffffff" loext:char-shading-value="0" style:font-size-asian="9.5pt"/>
    </style:style>
    <style:style style:name="T8" style:family="text">
      <style:text-properties fo:color="#2b91af" style:font-name="Consolas" fo:font-size="9.5pt" officeooo:rsid="0000c411" fo:background-color="#ffffff" loext:char-shading-value="0" style:font-size-asian="9.5pt"/>
    </style:style>
    <style:style style:name="T9" style:family="text">
      <style:text-properties fo:color="#a31515" style:font-name="Consolas" fo:font-size="9.5pt" style:font-size-asian="9.5pt"/>
    </style:style>
    <style:style style:name="T10" style:family="text">
      <style:text-properties fo:color="#a31515" style:font-name="Consolas" fo:font-size="9.5pt" fo:background-color="#ffffff" loext:char-shading-value="0" style:font-size-asian="9.5pt"/>
    </style:style>
    <style:style style:name="T11" style:family="text">
      <style:text-properties fo:color="#008000" style:font-name="Consolas" fo:font-size="9.5pt" fo:background-color="#ffffff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sing</text:span><text:span text:style-name="T3"> System;</text:span></text:p>
      <text:p text:style-name="Standard"><text:span text:style-name="T1">using</text:span><text:span text:style-name="T3"> System.Collections.Generic;</text:span></text:p>
      <text:p text:style-name="Standard"><text:span text:style-name="T1">using</text:span><text:span text:style-name="T3"> System.Linq;</text:span></text:p>
      <text:p text:style-name="Standard"><text:span text:style-name="T1">using</text:span><text:span text:style-name="T3"> System.Web;</text:span></text:p>
      <text:p text:style-name="Standard"><text:span text:style-name="T1">using</text:span><text:span text:style-name="T3"> System.Web.UI;</text:span></text:p>
      <text:p text:style-name="Standard"><text:span text:style-name="T1">using</text:span><text:span text:style-name="T3"> System.Web.UI.WebControls;</text:span></text:p>
      <text:p text:style-name="P1"/>
      <text:p text:style-name="Standard"><text:span text:style-name="T1">namespace</text:span><text:span text:style-name="T3"> WebApplication3</text:span></text:p>
      <text:p text:style-name="P1">{</text:p>
      <text:p text:style-name="P1"><text:s text:c="4"/></text:p>
      <text:p text:style-name="Standard"><text:span text:style-name="T3"><text:s text:c="4"/></text:span><text:span text:style-name="T1">public</text:span><text:span text:style-name="T3"> </text:span><text:span text:style-name="T1">partial</text:span><text:span text:style-name="T3"> </text:span><text:span text:style-name="T1">class</text:span><text:span text:style-name="T3"> </text:span><text:span text:style-name="T6">studio</text:span><text:span text:style-name="T3"> : System.Web.UI.Page</text:span></text:p>
      <text:p text:style-name="P1"><text:s text:c="4"/>{</text:p>
      <text:p text:style-name="P1"><text:s text:c="8"/></text:p>
      <text:p text:style-name="Standard"><text:span text:style-name="T3"><text:s text:c="8"/></text:span><text:span text:style-name="T1">public</text:span><text:span text:style-name="T3"> </text:span><text:span text:style-name="T1">string</text:span><text:span text:style-name="T3"> GroupAgentName { </text:span><text:span text:style-name="T1">get</text:span><text:span text:style-name="T3">; </text:span><text:span text:style-name="T1">set</text:span><text:span text:style-name="T3">; }</text:span></text:p>
      <text:p text:style-name="P1"><text:s text:c="7"/></text:p>
      <text:p text:style-name="Standard"><text:span text:style-name="T3"><text:s text:c="8"/></text:span><text:span text:style-name="T1">public</text:span><text:span text:style-name="T3"> </text:span><text:span text:style-name="T1">string</text:span><text:span text:style-name="T3"> AgentName { </text:span><text:span text:style-name="T1">get</text:span><text:span text:style-name="T3">; </text:span><text:span text:style-name="T1">set</text:span><text:span text:style-name="T3">; }</text:span></text:p>
      <text:p text:style-name="Standard"><text:span text:style-name="T3"><text:s text:c="8"/></text:span><text:span text:style-name="T1">string</text:span><text:span text:style-name="T3"> s = </text:span><text:span text:style-name="T9">""</text:span><text:span text:style-name="T3">;</text:span></text:p>
      <text:p text:style-name="P1"/>
      <text:p text:style-name="Standard"><text:span text:style-name="T3"><text:s text:c="8"/></text:span><text:span text:style-name="T1">public</text:span><text:span text:style-name="T3"> </text:span><text:span text:style-name="T6">studio</text:span><text:span text:style-name="T3">()</text:span></text:p>
      <text:p text:style-name="P1"><text:s text:c="8"/>{</text:p>
      <text:p text:style-name="Standard"><text:span text:style-name="T3"><text:s text:c="12"/></text:span><text:span text:style-name="T1">this</text:span><text:span text:style-name="T3">.GroupAgentName = </text:span><text:span text:style-name="T9">""</text:span><text:span text:style-name="T3">;</text:span></text:p>
      <text:p text:style-name="Standard"><text:span text:style-name="T3"><text:s text:c="12"/></text:span><text:span text:style-name="T1">this</text:span><text:span text:style-name="T3">.AgentName = </text:span><text:span text:style-name="T9">""</text:span><text:span text:style-name="T3">;</text:span></text:p>
      <text:p text:style-name="P1"><text:s text:c="12"/></text:p>
      <text:p text:style-name="P1"><text:s text:c="8"/>}</text:p>
      <text:p text:style-name="P1"/>
      <text:p text:style-name="Standard"><text:span text:style-name="T3"><text:s text:c="8"/></text:span><text:span text:style-name="T1">public</text:span><text:span text:style-name="T3"> </text:span><text:span text:style-name="T1">virtual</text:span><text:span text:style-name="T3"> </text:span><text:span text:style-name="T1">void</text:span><text:span text:style-name="T3"> EnterName(</text:span><text:span text:style-name="T1">string</text:span><text:span text:style-name="T3"> name) { }</text:span></text:p>
      <text:p text:style-name="Standard"><text:span text:style-name="T3"><text:s text:c="8"/></text:span><text:span text:style-name="T1">public</text:span><text:span text:style-name="T3"> </text:span><text:span text:style-name="T1">virtual</text:span><text:span text:style-name="T3"> </text:span><text:span text:style-name="T1">string</text:span><text:span text:style-name="T3"> DisplayName() { </text:span><text:span text:style-name="T1">return</text:span><text:span text:style-name="T3"> </text:span><text:span text:style-name="T1">this</text:span><text:span text:style-name="T3">.AgentName; }</text:span></text:p>
      <text:p text:style-name="Standard"><text:span text:style-name="T3"><text:s text:c="8"/></text:span><text:span text:style-name="T1">protected</text:span><text:span text:style-name="T3"> </text:span><text:span text:style-name="T1">void</text:span><text:span text:style-name="T3"> Page_Load(</text:span><text:span text:style-name="T1">object</text:span><text:span text:style-name="T3"> sender, EventArgs e)</text:span></text:p>
      <text:p text:style-name="P1"><text:s text:c="8"/>{</text:p>
      <text:p text:style-name="P1"><text:s text:c="12"/></text:p>
      <text:p text:style-name="P1"><text:s text:c="8"/>}</text:p>
      <text:p text:style-name="P1"/>
      <text:p text:style-name="Standard"><text:span text:style-name="T3"><text:s text:c="8"/></text:span><text:span text:style-name="T1">protected</text:span><text:span text:style-name="T3"> </text:span><text:span text:style-name="T1">void</text:span><text:span text:style-name="T3"> Button1_Click(</text:span><text:span text:style-name="T1">object</text:span><text:span text:style-name="T3"> sender, EventArgs e)</text:span></text:p>
      <text:p text:style-name="P1"><text:s text:c="8"/>{</text:p>
      <text:p text:style-name="P1"><text:s text:c="12"/></text:p>
      <text:p text:style-name="P1"><text:s text:c="12"/></text:p>
      <text:p text:style-name="Standard"><text:span text:style-name="T3"><text:s text:c="12"/>Agent Sagarg = </text:span><text:span text:style-name="T1">new</text:span><text:span text:style-name="T3"> Agent();</text:span></text:p>
      <text:p text:style-name="P1"><text:s text:c="12"/>Sagarg.GroupAgentName = txtGroupAgent.Text;</text:p>
      <text:p text:style-name="P1"><text:s text:c="12"/>Sagarg.EnterName(txtAgent.Text);</text:p>
      <text:p text:style-name="P1"><text:s text:c="12"/>s=s+Sagarg.DisplayName();</text:p>
      <text:p text:style-name="Standard"><text:span text:style-name="T3"><text:s text:c="12"/>s = s+</text:span><text:span text:style-name="T9">"&lt;br/&gt;"</text:span><text:span text:style-name="T3">;</text:span></text:p>
      <text:p text:style-name="P1"/>
      <text:p text:style-name="P1"/>
      <text:p text:style-name="Standard"><text:span text:style-name="T3"><text:s text:c="12"/>Booking Rahul = </text:span><text:span text:style-name="T1">new</text:span><text:span text:style-name="T3"> Booking();</text:span></text:p>
      <text:p text:style-name="Standard"><text:span text:style-name="T3"><text:s text:c="12"/>Rahul.AgentName=</text:span><text:span text:style-name="T9">"Bipin"</text:span><text:span text:style-name="T3">;</text:span></text:p>
      <text:p text:style-name="P1"><text:s text:c="12"/>s += Rahul.DisplayName();</text:p>
      <text:p text:style-name="P1"/>
      <text:p text:style-name="P1"><text:s text:c="12"/>lblData.Text = s;</text:p>
      <text:p text:style-name="P1"/>
      <text:p text:style-name="P1"/>
      <text:p text:style-name="P1"><text:s text:c="8"/>}</text:p>
      <text:p text:style-name="P1"><text:s text:c="4"/>}</text:p>
      <text:p text:style-name="P1">}</text:p>
      <text:p text:style-name="P1"/>
      <text:p text:style-name="Standard"><text:span text:style-name="T1">using</text:span><text:span text:style-name="T3"> System;</text:span></text:p>
      <text:p text:style-name="Standard"><text:span text:style-name="T1">using</text:span><text:span text:style-name="T3"> System.Collections.Generic;</text:span></text:p>
      <text:p text:style-name="Standard"><text:span text:style-name="T1">using</text:span><text:span text:style-name="T3"> System.Linq;</text:span></text:p>
      <text:p text:style-name="Standard"><text:span text:style-name="T1">using</text:span><text:span text:style-name="T3"> System.Web;</text:span></text:p>
      <text:p text:style-name="P1"/>
      <text:p text:style-name="Standard"><text:span text:style-name="T1">namespace</text:span><text:span text:style-name="T3"> WebApplication3</text:span></text:p>
      <text:p text:style-name="P1"><text:soft-page-break/>{</text:p>
      <text:p text:style-name="Standard"><text:span text:style-name="T3"><text:s text:c="4"/></text:span><text:span text:style-name="T1">public</text:span><text:span text:style-name="T3"> </text:span><text:span text:style-name="T1">class</text:span><text:span text:style-name="T3"> </text:span><text:span text:style-name="T6">GroupAgent</text:span><text:span text:style-name="T3">:studio</text:span></text:p>
      <text:p text:style-name="P1"><text:s text:c="4"/>{</text:p>
      <text:p text:style-name="Standard"><text:span text:style-name="T3"><text:s text:c="8"/></text:span><text:span text:style-name="T1">public</text:span><text:span text:style-name="T3"> </text:span><text:span text:style-name="T1">override</text:span><text:span text:style-name="T3"> </text:span><text:span text:style-name="T1">void</text:span><text:span text:style-name="T3"> EnterName(</text:span><text:span text:style-name="T1">string</text:span><text:span text:style-name="T3"> name)</text:span></text:p>
      <text:p text:style-name="P1"><text:s text:c="8"/>{</text:p>
      <text:p text:style-name="Standard"><text:span text:style-name="T3"><text:s text:c="12"/></text:span><text:span text:style-name="T1">this</text:span><text:span text:style-name="T3">.GroupAgentName = name;</text:span></text:p>
      <text:p text:style-name="P1"><text:s text:c="8"/>}</text:p>
      <text:p text:style-name="P1"/>
      <text:p text:style-name="Standard"><text:span text:style-name="T3"><text:s text:c="8"/></text:span><text:span text:style-name="T1">public</text:span><text:span text:style-name="T3"> </text:span><text:span text:style-name="T1">override</text:span><text:span text:style-name="T3"> </text:span><text:span text:style-name="T1">string</text:span><text:span text:style-name="T3"> DisplayName()</text:span></text:p>
      <text:p text:style-name="P1"><text:s text:c="8"/>{</text:p>
      <text:p text:style-name="P1"><text:s text:c="12"/></text:p>
      <text:p text:style-name="Standard"><text:span text:style-name="T3"><text:s text:c="12"/></text:span><text:span text:style-name="T1">return</text:span><text:span text:style-name="T3">( </text:span><text:span text:style-name="T9">" GroupAgentName:"</text:span><text:span text:style-name="T3"> + GroupAgentName);</text:span></text:p>
      <text:p text:style-name="P1"/>
      <text:p text:style-name="P1"><text:s text:c="8"/>}</text:p>
      <text:p text:style-name="P1"><text:s text:c="4"/>}</text:p>
      <text:p text:style-name="P1">}</text:p>
      <text:p text:style-name="P1"/>
      <text:p text:style-name="Standard"><text:span text:style-name="T1">using</text:span><text:span text:style-name="T3"> System;</text:span></text:p>
      <text:p text:style-name="Standard"><text:span text:style-name="T1">using</text:span><text:span text:style-name="T3"> System.Collections.Generic;</text:span></text:p>
      <text:p text:style-name="Standard"><text:span text:style-name="T1">using</text:span><text:span text:style-name="T3"> System.Linq;</text:span></text:p>
      <text:p text:style-name="Standard"><text:span text:style-name="T1">using</text:span><text:span text:style-name="T3"> System.Web;</text:span></text:p>
      <text:p text:style-name="P1"/>
      <text:p text:style-name="Standard"><text:span text:style-name="T1">namespace</text:span><text:span text:style-name="T3"> WebApplication3</text:span></text:p>
      <text:p text:style-name="P1">{</text:p>
      <text:p text:style-name="Standard"><text:span text:style-name="T3"><text:s text:c="4"/></text:span><text:span text:style-name="T1">public</text:span><text:span text:style-name="T3"> </text:span><text:span text:style-name="T1">class</text:span><text:span text:style-name="T3"> </text:span><text:span text:style-name="T6">Agent</text:span><text:span text:style-name="T3">:studio</text:span></text:p>
      <text:p text:style-name="P1"><text:s text:c="4"/>{</text:p>
      <text:p text:style-name="Standard"><text:span text:style-name="T3"><text:s text:c="8"/></text:span><text:span text:style-name="T1">public</text:span><text:span text:style-name="T3"> </text:span><text:span text:style-name="T1">override</text:span><text:span text:style-name="T3"> </text:span><text:span text:style-name="T1">void</text:span><text:span text:style-name="T3"> EnterName(</text:span><text:span text:style-name="T1">string</text:span><text:span text:style-name="T3"> name)</text:span></text:p>
      <text:p text:style-name="P1"><text:s text:c="8"/>{</text:p>
      <text:p text:style-name="Standard"><text:span text:style-name="T3"><text:s text:c="12"/></text:span><text:span text:style-name="T1">this</text:span><text:span text:style-name="T3">.AgentName = name;</text:span></text:p>
      <text:p text:style-name="P1"><text:s text:c="8"/>}</text:p>
      <text:p text:style-name="P1"/>
      <text:p text:style-name="Standard"><text:span text:style-name="T3"><text:s text:c="8"/></text:span><text:span text:style-name="T1">public</text:span><text:span text:style-name="T3"> </text:span><text:span text:style-name="T1">sealed</text:span><text:span text:style-name="T3"> </text:span><text:span text:style-name="T1">override</text:span><text:span text:style-name="T3"> </text:span><text:span text:style-name="T1">string</text:span><text:span text:style-name="T3"> DisplayName()</text:span></text:p>
      <text:p text:style-name="P1"><text:s text:c="8"/>{</text:p>
      <text:p text:style-name="Standard"><text:span text:style-name="T3"><text:s text:c="12"/></text:span><text:span text:style-name="T1">return</text:span><text:span text:style-name="T3">( </text:span><text:span text:style-name="T9">"GroupAgent"</text:span><text:span text:style-name="T3">+GroupAgentName+</text:span><text:span text:style-name="T9">" AgentName:"</text:span><text:span text:style-name="T3"> + AgentName);</text:span></text:p>
      <text:p text:style-name="P1"/>
      <text:p text:style-name="P1"><text:s text:c="8"/>}</text:p>
      <text:p text:style-name="P1"><text:s text:c="4"/>}</text:p>
      <text:p text:style-name="P1">}</text:p>
      <text:p text:style-name="P1"/>
      <text:p text:style-name="Standard"><text:span text:style-name="T1">using</text:span><text:span text:style-name="T3"> System;</text:span></text:p>
      <text:p text:style-name="Standard"><text:span text:style-name="T1">using</text:span><text:span text:style-name="T3"> System.Collections.Generic;</text:span></text:p>
      <text:p text:style-name="Standard"><text:span text:style-name="T1">using</text:span><text:span text:style-name="T3"> System.Linq;</text:span></text:p>
      <text:p text:style-name="Standard"><text:span text:style-name="T1">using</text:span><text:span text:style-name="T3"> System.Web;</text:span></text:p>
      <text:p text:style-name="P1"/>
      <text:p text:style-name="Standard"><text:span text:style-name="T1">namespace</text:span><text:span text:style-name="T3"> WebApplication3</text:span></text:p>
      <text:p text:style-name="P1">{</text:p>
      <text:p text:style-name="Standard"><text:span text:style-name="T3"><text:s text:c="4"/></text:span><text:span text:style-name="T1">public</text:span><text:span text:style-name="T3"> </text:span><text:span text:style-name="T1">class</text:span><text:span text:style-name="T3"> </text:span><text:span text:style-name="T6">Booking</text:span><text:span text:style-name="T3">: Agent</text:span></text:p>
      <text:p text:style-name="P1"><text:s text:c="4"/>{</text:p>
      <text:p text:style-name="Standard"><text:span text:style-name="T3"><text:s text:c="8"/></text:span><text:span text:style-name="T1">public</text:span><text:span text:style-name="T3"> </text:span><text:span text:style-name="T1">new</text:span><text:span text:style-name="T3"> </text:span><text:span text:style-name="T1">string</text:span><text:span text:style-name="T3"> DisplayName()</text:span></text:p>
      <text:p text:style-name="P1"><text:s text:c="8"/>{</text:p>
      <text:p text:style-name="Standard"><text:span text:style-name="T3"><text:s text:c="12"/></text:span><text:span text:style-name="T1">return</text:span><text:span text:style-name="T3">( </text:span><text:span text:style-name="T9">" OverHidingAgentName:"</text:span><text:span text:style-name="T3"> + AgentName);</text:span></text:p>
      <text:p text:style-name="P1"/>
      <text:p text:style-name="P1"><text:s text:c="8"/>}</text:p>
      <text:p text:style-name="P1"/>
      <text:p text:style-name="Standard"><text:span text:style-name="T3"><text:s text:c="8"/></text:span><text:span text:style-name="T1">public</text:span><text:span text:style-name="T3"> </text:span><text:span text:style-name="T1">override</text:span><text:span text:style-name="T3"> </text:span><text:span text:style-name="T1">void</text:span><text:span text:style-name="T3"> EnterName(</text:span><text:span text:style-name="T1">string</text:span><text:span text:style-name="T3"> name)</text:span></text:p>
      <text:p text:style-name="P1"><text:s text:c="8"/>{</text:p>
      <text:p text:style-name="Standard"><text:span text:style-name="T3"><text:s text:c="12"/></text:span><text:span text:style-name="T1">this</text:span><text:span text:style-name="T3">.AgentName = name;</text:span></text:p>
      <text:p text:style-name="P1"><text:s text:c="8"/>}</text:p>
      <text:p text:style-name="P1"><text:s text:c="4"/>}</text:p>
      <text:p text:style-name="P1">}</text:p>
      <text:p text:style-name="P1"><text:soft-page-break/></text:p>
      <text:p text:style-name="P8"><text:span text:style-name="T8">WebForm1</text:span><text:span text:style-name="T5">.aspx.cs</text:span></text:p>
      <text:p text:style-name="P5"/>
      <text:p text:style-name="P8"><text:span text:style-name="T2">using</text:span><text:span text:style-name="T4"> System;</text:span></text:p>
      <text:p text:style-name="P8"><text:span text:style-name="T2">using</text:span><text:span text:style-name="T4"> System.Collections.Generic;</text:span></text:p>
      <text:p text:style-name="P8"><text:span text:style-name="T2">using</text:span><text:span text:style-name="T4"> System.Linq;</text:span></text:p>
      <text:p text:style-name="P8"><text:span text:style-name="T2">using</text:span><text:span text:style-name="T4"> System.Web;</text:span></text:p>
      <text:p text:style-name="P8"><text:span text:style-name="T2">using</text:span><text:span text:style-name="T4"> System.Web.UI;</text:span></text:p>
      <text:p text:style-name="P8"><text:span text:style-name="T2">using</text:span><text:span text:style-name="T4"> System.Web.UI.WebControls;</text:span></text:p>
      <text:p text:style-name="P4"/>
      <text:p text:style-name="P8"><text:span text:style-name="T2">namespace</text:span><text:span text:style-name="T4"> inHeritance</text:span></text:p>
      <text:p text:style-name="P4">{</text:p>
      <text:p text:style-name="P8"><text:span text:style-name="T4"><text:s text:c="4"/></text:span><text:span text:style-name="T2">public</text:span><text:span text:style-name="T4"> </text:span><text:span text:style-name="T2">partial</text:span><text:span text:style-name="T4"> </text:span><text:span text:style-name="T2">class</text:span><text:span text:style-name="T4"> </text:span><text:span text:style-name="T7">WebForm1</text:span><text:span text:style-name="T4"> : System.Web.UI.</text:span><text:span text:style-name="T7">Page</text:span></text:p>
      <text:p text:style-name="P4"><text:s text:c="4"/>{</text:p>
      <text:p text:style-name="P8"><text:span text:style-name="T4"><text:s text:c="8"/></text:span><text:span text:style-name="T2">protected</text:span><text:span text:style-name="T4"> </text:span><text:span text:style-name="T2">void</text:span><text:span text:style-name="T4"> Page_Load(</text:span><text:span text:style-name="T2">object</text:span><text:span text:style-name="T4"> sender, </text:span><text:span text:style-name="T7">EventArgs</text:span><text:span text:style-name="T4"> e)</text:span></text:p>
      <text:p text:style-name="P4"><text:s text:c="8"/>{</text:p>
      <text:p text:style-name="P4"><text:s text:c="8"/>}</text:p>
      <text:p text:style-name="P8"><text:span text:style-name="T4"><text:s text:c="8"/></text:span><text:span text:style-name="T11">/*</text:span></text:p>
      <text:p text:style-name="P6"><text:s text:c="8"/>interface Area</text:p>
      <text:p text:style-name="P6"><text:s text:c="8"/>{</text:p>
      <text:p text:style-name="P6"><text:s text:c="12"/>void calcArea(double radius);</text:p>
      <text:p text:style-name="P6"><text:s text:c="8"/>}</text:p>
      <text:p text:style-name="P6"><text:s text:c="8"/>interface volume</text:p>
      <text:p text:style-name="P6"><text:s text:c="8"/>{</text:p>
      <text:p text:style-name="P6"><text:s text:c="12"/>void calcVolume(int side);</text:p>
      <text:p text:style-name="P6"><text:s text:c="8"/>}</text:p>
      <text:p text:style-name="P6"><text:s text:c="8"/>public class circle:Area{</text:p>
      <text:p text:style-name="P6"><text:s text:c="12"/>public double calcArea(double radius)</text:p>
      <text:p text:style-name="P6"><text:s text:c="12"/>{</text:p>
      <text:p text:style-name="P6"><text:s text:c="16"/>double pi = 3.14;</text:p>
      <text:p text:style-name="P6"><text:s text:c="16"/>double result;</text:p>
      <text:p text:style-name="P6"><text:s text:c="16"/>result = pi * radius * radius;</text:p>
      <text:p text:style-name="P6"><text:s text:c="16"/>lblArea = new System.Web.UI.WebControls.Label();</text:p>
      <text:p text:style-name="P6"><text:s text:c="16"/>lblArea.Text = result.ToString();</text:p>
      <text:p text:style-name="P6"><text:s text:c="16"/>return result;</text:p>
      <text:p text:style-name="P6"><text:s text:c="12"/>}</text:p>
      <text:p text:style-name="P6"><text:s text:c="12"/>public Label lblArea { get; set; }</text:p>
      <text:p text:style-name="P6"><text:s text:c="12"/>}</text:p>
      <text:p text:style-name="P6"><text:s text:c="8"/>*/</text:p>
      <text:p text:style-name="P4"/>
      <text:p text:style-name="P8"><text:span text:style-name="T4"><text:s text:c="8"/></text:span><text:span text:style-name="T2">protected</text:span><text:span text:style-name="T4"> </text:span><text:span text:style-name="T2">void</text:span><text:span text:style-name="T4"> Button1_Click(</text:span><text:span text:style-name="T2">object</text:span><text:span text:style-name="T4"> sender, </text:span><text:span text:style-name="T7">EventArgs</text:span><text:span text:style-name="T4"> e)</text:span></text:p>
      <text:p text:style-name="P4"><text:s text:c="8"/>{</text:p>
      <text:p text:style-name="P8"><text:span text:style-name="T4"><text:s text:c="12"/></text:span><text:span text:style-name="T7">Salary</text:span><text:span text:style-name="T4"> e1 = </text:span><text:span text:style-name="T2">new</text:span><text:span text:style-name="T4"> </text:span><text:span text:style-name="T7">Salary</text:span><text:span text:style-name="T4">(</text:span><text:span text:style-name="T10">"satyam"</text:span><text:span text:style-name="T4">,10000,50);</text:span></text:p>
      <text:p text:style-name="P4"/>
      <text:p text:style-name="P8"><text:span text:style-name="T4"><text:s text:c="12"/>lblSalary.Text = </text:span><text:span text:style-name="T10">"&lt;br/&gt;"</text:span><text:span text:style-name="T4"> + e1.basicSalary(); </text:span></text:p>
      <text:p text:style-name="P4"><text:s text:c="12"/></text:p>
      <text:p text:style-name="P8"><text:span text:style-name="T4"><text:s text:c="12"/>lblSalary.Text += </text:span><text:span text:style-name="T10">"&lt;br/&gt;"</text:span><text:span text:style-name="T4"> + e1.ComputeGrossSalary();</text:span></text:p>
      <text:p text:style-name="P4"><text:s text:c="8"/>}</text:p>
      <text:p text:style-name="P4"/>
      <text:p text:style-name="P4"><text:s text:c="4"/>}</text:p>
      <text:p text:style-name="P4"><text:s text:c="4"/>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<text:span text:style-name="T2">using</text:span><text:span text:style-name="T4"> System;</text:span></text:p>
      <text:p text:style-name="P8"><text:span text:style-name="T2">using</text:span><text:span text:style-name="T4"> System.Collections.Generic;</text:span></text:p>
      <text:p text:style-name="P8"><text:span text:style-name="T2">using</text:span><text:span text:style-name="T4"> System.Linq;</text:span></text:p>
      <text:p text:style-name="P8"><text:span text:style-name="T2">using</text:span><text:span text:style-name="T4"> System.Text;</text:span></text:p>
      <text:p text:style-name="P4"/>
      <text:p text:style-name="P8"><text:span text:style-name="T2">namespace</text:span><text:span text:style-name="T4"> inHeritance</text:span></text:p>
      <text:p text:style-name="P4">{</text:p>
      <text:p text:style-name="P8"><text:span text:style-name="T4"><text:s text:c="4"/></text:span><text:span text:style-name="T2">interface</text:span><text:span text:style-name="T4"> </text:span><text:span text:style-name="T7">GrossIncome</text:span></text:p>
      <text:p text:style-name="P4"><text:s text:c="4"/>{</text:p>
      <text:p text:style-name="P8"><text:span text:style-name="T4"><text:s text:c="8"/></text:span><text:span text:style-name="T2">int</text:span><text:span text:style-name="T4"> TA();</text:span></text:p>
      <text:p text:style-name="P8"><text:span text:style-name="T4"><text:s text:c="8"/></text:span><text:span text:style-name="T2">int</text:span><text:span text:style-name="T4"> DA();</text:span></text:p>
      <text:p text:style-name="P8"><text:span text:style-name="T4"><text:s text:c="8"/></text:span><text:span text:style-name="T2">string</text:span><text:span text:style-name="T4"> ComputeGrossSalary();</text:span></text:p>
      <text:p text:style-name="P4"><text:s text:c="4"/>}</text:p>
      <text:p text:style-name="P4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2">using</text:span><text:span text:style-name="T4"> System;</text:span></text:p>
      <text:p text:style-name="P8"><text:span text:style-name="T2">using</text:span><text:span text:style-name="T4"> System.Collections.Generic;</text:span></text:p>
      <text:p text:style-name="P8"><text:span text:style-name="T2">using</text:span><text:span text:style-name="T4"> System.Linq;</text:span></text:p>
      <text:p text:style-name="P8"><text:span text:style-name="T2">using</text:span><text:span text:style-name="T4"> System.Web;</text:span></text:p>
      <text:p text:style-name="P4"/>
      <text:p text:style-name="P8"><text:span text:style-name="T2">namespace</text:span><text:span text:style-name="T4"> inHeritance</text:span></text:p>
      <text:p text:style-name="P4">{</text:p>
      <text:p text:style-name="P8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7">Employee</text:span></text:p>
      <text:p text:style-name="P4"><text:s text:c="4"/>{</text:p>
      <text:p text:style-name="P8"><text:span text:style-name="T4"><text:s text:c="13"/></text:span><text:span text:style-name="T2">string</text:span><text:span text:style-name="T4"> Name;</text:span></text:p>
      <text:p text:style-name="P8"><text:span text:style-name="T4"><text:s text:c="13"/></text:span><text:span text:style-name="T2">protected</text:span><text:span text:style-name="T4"> </text:span><text:span text:style-name="T2">double</text:span><text:span text:style-name="T4"> BasicSal;</text:span></text:p>
      <text:p text:style-name="P4"/>
      <text:p text:style-name="P8"><text:span text:style-name="T4"><text:s text:c="13"/></text:span><text:span text:style-name="T2">public</text:span><text:span text:style-name="T4"> Employee(</text:span><text:span text:style-name="T2">string</text:span><text:span text:style-name="T4"> EmpName, </text:span><text:span text:style-name="T2">double</text:span><text:span text:style-name="T4"> EmpBasicSalary)</text:span></text:p>
      <text:p text:style-name="P4"><text:s text:c="13"/>{</text:p>
      <text:p text:style-name="P4"><text:s text:c="17"/>Name = EmpName;</text:p>
      <text:p text:style-name="P4"><text:s text:c="17"/>BasicSal = EmpBasicSalary;</text:p>
      <text:p text:style-name="P4"><text:s text:c="13"/>}</text:p>
      <text:p text:style-name="P4"/>
      <text:p text:style-name="P8"><text:span text:style-name="T4"><text:s text:c="12"/></text:span><text:span text:style-name="T2">public</text:span><text:span text:style-name="T4"> </text:span><text:span text:style-name="T2">string</text:span><text:span text:style-name="T4"> basicSalary()</text:span></text:p>
      <text:p text:style-name="P4"><text:s text:c="12"/>{</text:p>
      <text:p text:style-name="P4"/>
      <text:p text:style-name="P8"><text:span text:style-name="T4"><text:s text:c="16"/></text:span><text:span text:style-name="T2">string</text:span><text:span text:style-name="T4"> info1 = </text:span><text:span text:style-name="T10">"Name="</text:span><text:span text:style-name="T4"> + Name + </text:span><text:span text:style-name="T10">"&lt;br/&gt;Basic Salary="</text:span><text:span text:style-name="T4"> + BasicSal;</text:span></text:p>
      <text:p text:style-name="P8"><text:span text:style-name="T4"><text:s text:c="16"/></text:span><text:span text:style-name="T2">return</text:span><text:span text:style-name="T4"> info1;</text:span></text:p>
      <text:p text:style-name="P4"><text:s text:c="12"/>}</text:p>
      <text:p text:style-name="P4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7"><text:span text:style-name="T2">using</text:span><text:span text:style-name="T4"> System;</text:span></text:p>
      <text:p text:style-name="P8"><text:span text:style-name="T2">using</text:span><text:span text:style-name="T4"> System.Collections.Generic;</text:span></text:p>
      <text:p text:style-name="P8"><text:span text:style-name="T2">using</text:span><text:span text:style-name="T4"> System.Linq;</text:span></text:p>
      <text:p text:style-name="P8"><text:span text:style-name="T2">using</text:span><text:span text:style-name="T4"> System.Web;</text:span></text:p>
      <text:p text:style-name="P4"/>
      <text:p text:style-name="P8"><text:span text:style-name="T2">namespace</text:span><text:span text:style-name="T4"> inHeritance</text:span></text:p>
      <text:p text:style-name="P4">{</text:p>
      <text:p text:style-name="P8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7">Salary</text:span><text:span text:style-name="T4">: </text:span><text:span text:style-name="T7">Employee</text:span><text:span text:style-name="T4">, </text:span><text:span text:style-name="T7">GrossIncome</text:span></text:p>
      <text:p text:style-name="P4"><text:s text:c="8"/>{</text:p>
      <text:p text:style-name="P4"><text:s text:c="12"/></text:p>
      <text:p text:style-name="P8"><text:span text:style-name="T4"><text:s text:c="12"/></text:span><text:span text:style-name="T2">double</text:span><text:span text:style-name="T4"> HRA = 500;</text:span></text:p>
      <text:p text:style-name="P4"><text:s text:c="12"/></text:p>
      <text:p text:style-name="P8"><text:span text:style-name="T4"><text:s text:c="12"/></text:span><text:span text:style-name="T2">public</text:span><text:span text:style-name="T4"> Salary(</text:span><text:span text:style-name="T2">string</text:span><text:span text:style-name="T4"> name,</text:span><text:span text:style-name="T2">double</text:span><text:span text:style-name="T4"> basicSal,</text:span><text:span text:style-name="T2">double</text:span><text:span text:style-name="T4"> h): </text:span><text:span text:style-name="T2">base</text:span><text:span text:style-name="T4">(name, basicSal)</text:span></text:p>
      <text:p text:style-name="P4"><text:s text:c="12"/>{</text:p>
      <text:p text:style-name="P8"><text:span text:style-name="T4"><text:s text:c="16"/>name=</text:span><text:span text:style-name="T10">"admin"</text:span><text:span text:style-name="T4">;</text:span></text:p>
      <text:p text:style-name="P4"><text:s text:c="16"/>basicSal=8000;</text:p>
      <text:p text:style-name="P4"><text:s text:c="16"/>HRA=h;</text:p>
      <text:p text:style-name="P4"><text:s text:c="12"/>}</text:p>
      <text:p text:style-name="P4"/>
      <text:p text:style-name="P8"><text:span text:style-name="T4"><text:s text:c="12"/></text:span><text:span text:style-name="T2">public</text:span><text:span text:style-name="T4"> </text:span><text:span text:style-name="T2">int</text:span><text:span text:style-name="T4"> TA()</text:span></text:p>
      <text:p text:style-name="P4"><text:s text:c="12"/>{</text:p>
      <text:p text:style-name="P8"><text:span text:style-name="T4"><text:s text:c="16"/></text:span><text:span text:style-name="T2">int</text:span><text:span text:style-name="T4"> ta=100;</text:span></text:p>
      <text:p text:style-name="P8"><text:span text:style-name="T4"><text:s text:c="16"/></text:span><text:span text:style-name="T2">return</text:span><text:span text:style-name="T4"> ta;</text:span></text:p>
      <text:p text:style-name="P4"><text:s text:c="12"/>}</text:p>
      <text:p text:style-name="P4"/>
      <text:p text:style-name="P8"><text:span text:style-name="T4"><text:s text:c="12"/></text:span><text:span text:style-name="T2">public</text:span><text:span text:style-name="T4"> </text:span><text:span text:style-name="T2">int</text:span><text:span text:style-name="T4"> DA()</text:span></text:p>
      <text:p text:style-name="P4"><text:s text:c="12"/>{</text:p>
      <text:p text:style-name="P8"><text:span text:style-name="T4"><text:s text:c="16"/></text:span><text:span text:style-name="T2">int</text:span><text:span text:style-name="T4"> da = 200;</text:span></text:p>
      <text:p text:style-name="P8"><text:span text:style-name="T4"><text:s text:c="16"/></text:span><text:span text:style-name="T2">return</text:span><text:span text:style-name="T4"> da;</text:span></text:p>
      <text:p text:style-name="P4"><text:s text:c="12"/>}</text:p>
      <text:p text:style-name="P4"/>
      <text:p text:style-name="P8"><text:span text:style-name="T4"><text:s text:c="12"/></text:span><text:span text:style-name="T2">public</text:span><text:span text:style-name="T4"> </text:span><text:span text:style-name="T2">string</text:span><text:span text:style-name="T4"> ComputeGrossSalary()</text:span></text:p>
      <text:p text:style-name="P4"><text:s text:c="12"/>{</text:p>
      <text:p text:style-name="P8"><text:span text:style-name="T4"><text:s text:c="16"/></text:span><text:span text:style-name="T2">double</text:span><text:span text:style-name="T4"> Gross_sal = BasicSal + TA() + DA() + HRA;</text:span></text:p>
      <text:p text:style-name="P4"><text:s text:c="16"/></text:p>
      <text:p text:style-name="P8"><text:span text:style-name="T4"><text:s text:c="16"/></text:span><text:span text:style-name="T2">string</text:span><text:span text:style-name="T4"> info2 = </text:span><text:span text:style-name="T10">"Gross Salary= "</text:span><text:span text:style-name="T4"> +Gross_sal;</text:span></text:p>
      <text:p text:style-name="P4"/>
      <text:p text:style-name="P8"><text:span text:style-name="T4"><text:s text:c="16"/></text:span><text:span text:style-name="T2">return</text:span><text:span text:style-name="T4"> info2;</text:span></text:p>
      <text:p text:style-name="P4"><text:s text:c="12"/>}</text:p>
      <text:p text:style-name="P4"><text:s text:c="9"/></text:p>
      <text:p text:style-name="P4"><text:s text:c="8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7-09T10:23:21.536000000</dc:date>
    <meta:editing-duration>PT3M42S</meta:editing-duration>
    <meta:editing-cycles>2</meta:editing-cycles>
    <meta:document-statistic meta:table-count="0" meta:image-count="0" meta:object-count="0" meta:page-count="7" meta:paragraph-count="217" meta:word-count="489" meta:character-count="5116" meta:non-whitespace-character-count="3278"/>
  </office:meta>
</office:document-meta>
</file>